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58c3c" officeooo:paragraph-rsid="00258c3c"/>
    </style:style>
    <style:style style:name="P2" style:family="paragraph" style:parent-style-name="Text_20_body">
      <style:paragraph-properties fo:text-align="center" style:justify-single-word="false"/>
      <style:text-properties style:text-position="0% 100%" officeooo:rsid="00378fa2" officeooo:paragraph-rsid="00378fa2"/>
    </style:style>
    <style:style style:name="P3" style:family="paragraph" style:parent-style-name="Text_20_body" style:master-page-name="">
      <loext:graphic-properties draw:fill="none"/>
      <style:paragraph-properties fo:margin-left="4.1339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5618in"/>
          <style:tab-stop style:position="0.5902in"/>
        </style:tab-stops>
      </style:paragraph-properties>
      <style:text-properties officeooo:rsid="0023a9d2" officeooo:paragraph-rsid="0023a9d2"/>
    </style:style>
    <style:style style:name="P4" style:family="paragraph" style:parent-style-name="Text_20_body">
      <loext:graphic-properties draw:fill="none"/>
      <style:paragraph-properties fo:margin-left="4.1339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5618in"/>
          <style:tab-stop style:position="0.5902in"/>
        </style:tab-stops>
      </style:paragraph-properties>
      <style:text-properties officeooo:rsid="0023a9d2" officeooo:paragraph-rsid="0023a9d2"/>
    </style:style>
    <style:style style:name="P5" style:family="paragraph" style:parent-style-name="Heading_20_1">
      <style:paragraph-properties fo:text-align="start" style:justify-single-word="false"/>
      <style:text-properties officeooo:rsid="001d0a82" officeooo:paragraph-rsid="001d0a82"/>
    </style:style>
    <style:style style:name="P6" style:family="paragraph" style:parent-style-name="Text_20_body" style:list-style-name="L1" style:master-page-name="">
      <loext:graphic-properties draw:fill="none"/>
      <style:paragraph-properties fo:margin-top="0in" fo:margin-bottom="0.0972in" style:contextual-spacing="false" fo:line-height="115%" style:page-number="auto" fo:background-color="transparent">
        <style:tab-stops>
          <style:tab-stop style:position="0.5902in"/>
        </style:tab-stops>
      </style:paragraph-properties>
      <style:text-properties officeooo:rsid="001d0a82" officeooo:paragraph-rsid="001d0a82"/>
    </style:style>
    <style:style style:name="P7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1d0a82" officeooo:paragraph-rsid="001d0a82"/>
    </style:style>
    <style:style style:name="P8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2d26b3" officeooo:paragraph-rsid="002d26b3"/>
    </style:style>
    <style:style style:name="P9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1d0a82" officeooo:paragraph-rsid="002da2fb"/>
    </style:style>
    <style:style style:name="P10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1e7704" officeooo:paragraph-rsid="001e7704"/>
    </style:style>
    <style:style style:name="P11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1e7704" officeooo:paragraph-rsid="002ced00"/>
    </style:style>
    <style:style style:name="P12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1fd603" officeooo:paragraph-rsid="001fd603"/>
    </style:style>
    <style:style style:name="P13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2c6c62" officeooo:paragraph-rsid="002c6c62"/>
    </style:style>
    <style:style style:name="P14" style:family="paragraph" style:parent-style-name="Text_20_body" style:list-style-name="L1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1d0a82" officeooo:paragraph-rsid="002f208e"/>
    </style:style>
    <style:style style:name="P15" style:family="paragraph" style:parent-style-name="Text_20_body">
      <loext:graphic-properties draw:fill="none"/>
      <style:paragraph-properties fo:margin-top="0in" fo:margin-bottom="0.0972in" style:contextual-spacing="false" fo:line-height="115%" fo:background-color="transparent">
        <style:tab-stops>
          <style:tab-stop style:position="0.5902in"/>
        </style:tab-stops>
      </style:paragraph-properties>
      <style:text-properties officeooo:rsid="0030abf9" officeooo:paragraph-rsid="0030abf9"/>
    </style:style>
    <style:style style:name="P16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5902in"/>
        </style:tab-stops>
      </style:paragraph-properties>
      <style:text-properties officeooo:rsid="0030abf9" officeooo:paragraph-rsid="0034cb2e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5902in"/>
        </style:tab-stops>
      </style:paragraph-properties>
      <style:text-properties officeooo:rsid="00325d42" officeooo:paragraph-rsid="00325d42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5902in"/>
        </style:tab-stops>
      </style:paragraph-properties>
      <style:text-properties officeooo:rsid="0036315a" officeooo:paragraph-rsid="0036315a"/>
    </style:style>
    <style:style style:name="P19" style:family="paragraph" style:parent-style-name="Heading_20_2">
      <style:paragraph-properties fo:break-before="page"/>
      <style:text-properties officeooo:rsid="002da2fb" officeooo:paragraph-rsid="002da2fb"/>
    </style:style>
    <style:style style:name="P20" style:family="paragraph" style:parent-style-name="Text_20_body">
      <style:paragraph-properties fo:text-align="justify" style:justify-single-word="false"/>
      <style:text-properties officeooo:rsid="002da2fb" officeooo:paragraph-rsid="00378fa2"/>
    </style:style>
    <style:style style:name="P21" style:family="paragraph" style:parent-style-name="Text_20_body">
      <style:paragraph-properties fo:margin-left="0in" fo:margin-top="0in" fo:margin-bottom="0in" style:contextual-spacing="false" fo:line-height="100%" fo:text-indent="0in" style:auto-text-indent="false"/>
      <style:text-properties style:font-name="Calibri" fo:font-size="8pt" officeooo:paragraph-rsid="002da2fb" style:font-size-asian="8pt" style:font-size-complex="8pt"/>
    </style:style>
    <style:style style:name="T1" style:family="text">
      <style:text-properties officeooo:rsid="002aa463"/>
    </style:style>
    <style:style style:name="T2" style:family="text">
      <style:text-properties officeooo:rsid="001b54c1"/>
    </style:style>
    <style:style style:name="T3" style:family="text">
      <style:text-properties style:text-position="0% 100%" officeooo:rsid="0038e652"/>
    </style:style>
    <style:style style:name="T4" style:family="text">
      <style:text-properties style:text-position="0% 100%" officeooo:rsid="001b54c1"/>
    </style:style>
    <style:style style:name="T5" style:family="text">
      <style:text-properties style:text-position="0% 100%"/>
    </style:style>
    <style:style style:name="T6" style:family="text">
      <style:text-properties officeooo:rsid="002a3cc3"/>
    </style:style>
    <style:style style:name="T7" style:family="text">
      <style:text-properties officeooo:rsid="002ced00"/>
    </style:style>
    <style:style style:name="T8" style:family="text">
      <style:text-properties officeooo:rsid="002c6c62"/>
    </style:style>
    <style:style style:name="T9" style:family="text">
      <style:text-properties officeooo:rsid="002d26b3"/>
    </style:style>
    <style:style style:name="T10" style:family="text">
      <style:text-properties officeooo:rsid="00205741"/>
    </style:style>
    <style:style style:name="T11" style:family="text">
      <style:text-properties officeooo:rsid="002da2fb"/>
    </style:style>
    <style:style style:name="T12" style:family="text">
      <style:text-properties officeooo:rsid="001e7704"/>
    </style:style>
    <style:style style:name="T13" style:family="text">
      <style:text-properties officeooo:rsid="0028d357"/>
    </style:style>
    <style:style style:name="T14" style:family="text">
      <style:text-properties style:text-position="sub 58%"/>
    </style:style>
    <style:style style:name="T15" style:family="text">
      <style:text-properties officeooo:rsid="0034cb2e"/>
    </style:style>
    <style:style style:name="T16" style:family="text">
      <style:text-properties officeooo:rsid="00353ce6"/>
    </style:style>
    <style:style style:name="T17" style:family="text">
      <style:text-properties officeooo:rsid="00371183"/>
    </style:style>
    <style:style style:name="T18" style:family="text">
      <style:text-properties officeooo:rsid="001d0a82"/>
    </style:style>
    <style:style style:name="T19" style:family="text">
      <style:text-properties officeooo:rsid="0029e9bc"/>
    </style:style>
    <style:style style:name="T20" style:family="text">
      <style:text-properties officeooo:rsid="0023a9d2"/>
    </style:style>
    <style:style style:name="T21" style:family="text">
      <style:text-properties officeooo:rsid="002f208e"/>
    </style:style>
    <style:style style:name="T22" style:family="text">
      <style:text-properties officeooo:rsid="002ea3e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Набросок с</text:span><text:span text:style-name="T2">истем</text:span><text:span text:style-name="T1">ы</text:span><text:span text:style-name="T2"> </text:span><text:span text:style-name="T3">L</text:span><text:span text:style-name="T4">2</text:span></text:p>
      <text:p text:style-name="P1"><text:span text:style-name="T4">А</text:span><text:span text:style-name="T5">натолий Михайлов, 601-41</text:span></text:p>
      <text:p text:style-name="P2">16.05.25</text:p>
      <text:p text:style-name="P3"/>
      <text:p text:style-name="P4"><text:span text:style-name="T6">С</text:span>мысл утверждения <text:span text:style-name="T7">полностью определяется</text:span> выводами, которые из него можно сделать.</text:p>
      <text:h text:style-name="P5" text:outline-level="1">Определения</text:h>
      <text:list text:style-name="L1">
        <text:list-item>
          <text:p text:style-name="P6">Переменная — натуральное число <text:span text:style-name="T8">(от</text:span> 1).</text:p>
        </text:list-item>
        <text:list-item>
          <text:p text:style-name="P7">Атом — <text:span text:style-name="T8">строка символов </text:span><text:span text:style-name="T9">без пробелов и</text:span><text:span text:style-name="T8"> </text:span><text:span text:style-name="T9">скобок,</text:span><text:span text:style-name="T8"> н</text:span>е начинается с цифры.</text:p>
        </text:list-item>
        <text:list-item>
          <text:p text:style-name="P8">Список — упорядоченное множество (возможно пустое).</text:p>
        </text:list-item>
        <text:list-item>
          <text:p text:style-name="P7">Фобъект — список из атомов и фобъектов, <text:span text:style-name="T8">т. е. ф</text:span><text:span text:style-name="T10">орма без переменных.</text:span></text:p>
        </text:list-item>
        <text:list-item>
          <text:p text:style-name="P7">Форма — список из атомов, переменных и форм.</text:p>
        </text:list-item>
        <text:list-item>
          <text:p text:style-name="P9">Правило — пара <text:span text:style-name="T11">(</text:span><text:span text:style-name="T12">O </text:span><text:span text:style-name="T6">(выход); </text:span><text:span text:style-name="T12">I </text:span><text:span text:style-name="T6">(</text:span><text:span text:style-name="T11">условия</text:span><text:span text:style-name="T6">)</text:span><text:span text:style-name="T11">) = </text:span>(форма; <text:span text:style-name="T8">множество</text:span> форм).</text:p>
        </text:list-item>
        <text:list-item>
          <text:p text:style-name="P10">Условное правило — правило, в котором <draw:frame draw:style-name="fr1" draw:name="Объект1" text:anchor-type="as-char" svg:y="-0.1492in" svg:width="0.3681in" svg:height="0.1854in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11">Безусловное правило — правило, в котором <draw:frame draw:style-name="fr1" draw:name="Объект2" text:anchor-type="as-char" svg:y="-0.1492in" svg:width="0.3681in" svg:height="0.1854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  </text:list-item>
        <text:list-item>
          <text:p text:style-name="P12">Факт — безусловное правило, в котором O это фобъект (т. е. нет переменных).</text:p>
        </text:list-item>
        <text:list-item>
          <text:p text:style-name="P10">С<text:span text:style-name="T13">П</text:span> — список правил, пронумерован натуральными числами.</text:p>
        </text:list-item>
        <text:list-item>
          <text:p text:style-name="P7">ОПЗ — отображение переменных <text:span text:style-name="T8">в</text:span> замен<text:span text:style-name="T8">ы</text:span> <text:span text:style-name="T13">(словарь «переменная: замена»)</text:span>.</text:p>
        </text:list-item>
        <text:list-item>
          <text:p text:style-name="P13">Конструкция — тройка (R; V; P) = (правило — № СП; ОПЗ; список №№ из СП).</text:p>
        </text:list-item>
        <text:list-item>
          <text:p text:style-name="P13">Верная конструкция — при подстановке замен по V в R<text:span text:style-name="T14">O</text:span><text:span text:style-name="T5">, получится P.</text:span></text:p>
          <text:p text:style-name="P14"/>
        </text:list-item>
      </text:list>
      <text:p text:style-name="P15"/>
      <text:p text:style-name="P16">Фобъекты могут служить утверждениями, пример: «(x = y)», «(N 4)». Но могут служить и выражениями: «(1 + 1)». Соответственно, фобъекты-утверждения могут содержать фобъекты-выражения: «((1 + 1) = 2», <text:span text:style-name="T15">но верно и обратное: <text:s/></text:span>фобъекты-выражения могут содержать фобъекты-<text:span text:style-name="T15">утверждения. Это можно запретить, введя специальные предикаты (в виде правил), определяющие является ли фобъект выражением, и затем добавляя их в условия, где нужно.</text:span></text:p>
      <text:p text:style-name="P17">Фобъект считается верным (т. е. доказанным), если он присутствует в СП в виде <text:span text:style-name="T16">факта, т. е. в виде</text:span> правила (I; O) = (этот фобъект; <draw:frame draw:style-name="fr1" draw:name="Объект3" text:anchor-type="as-char" svg:y="-0.1161in" svg:width="0.1465in" svg:height="0.152in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).</text:p>
      <text:p text:style-name="P18">Требуется точная математическая формализация для исследования существующим <text:span text:style-name="T17">математическим </text:span>аппаратом <text:span text:style-name="T17">для </text:span>создания надежной реализации.</text:p>
      <text:h text:style-name="P19" text:outline-level="2">Реализация «интуитивная»</text:h>
      <text:p text:style-name="P20">Реализуемая система отличается от описанной определением факта, но суть та же. Реализация неверна, работает далеко не во всех случаях, но демонстрирует основной принцип доказательства. <text:span text:style-name="T18">Конструкция </text:span><text:span text:style-name="T8">в гипотетическ</text:span><text:span text:style-name="T15">ой верной</text:span><text:span text:style-name="T8"> реализации </text:span><text:span text:style-name="T18">— функция, берёт </text:span><text:span text:style-name="T1">№ из СП,</text:span><text:span text:style-name="T18"> ОПЗ,</text:span><text:span text:style-name="T1"> </text:span><text:span text:style-name="T19">список </text:span><text:span text:style-name="T12">№</text:span><text:span text:style-name="T6">№</text:span><text:span text:style-name="T12"> </text:span><text:span text:style-name="T20">из </text:span><text:span text:style-name="T19">СП, </text:span><text:span text:style-name="T8">если конструкция верна, </text:span><text:span text:style-name="T1">возвращает </text:span><text:span text:style-name="T21">№</text:span><text:span text:style-name="T1"> нового </text:span><text:span text:style-name="T21">правила</text:span><text:span text:style-name="T8">, иначе False</text:span><text:span text:style-name="T19">. </text:span><text:span text:style-name="T22">Код ниже автоматически доказывает, что «z = x», если «x = y» и «y = z» (при заданных правилах для «=»).</text:span></text:p>
      <text:section text:style-name="Sect1" text:name="Раздел1">
        <text:p text:style-name="P21">from icecream import ic</text:p>
        <text:p text:style-name="P21"/>
        <text:p text:style-name="P21">def collect(c, f, r=None):</text:p>
        <text:p text:style-name="P21"><text:s text:c="2"/>if r == None: r = dict()</text:p>
        <text:p text:style-name="P21"><text:s text:c="2"/>if isinstance(f,list):</text:p>
        <text:p text:style-name="P21"><text:s text:c="4"/>if not isinstance(c,list) or len(c) != len(f): return False</text:p>
        <text:p text:style-name="P21"><text:s text:c="4"/>for a,b in zip(c,f):</text:p>
        <text:p text:style-name="P21"><text:s text:c="6"/>r = collect(a,b,r)</text:p>
        <text:p text:style-name="P21"><text:s text:c="6"/>if r == False: return r</text:p>
        <text:p text:style-name="P21"><text:s text:c="2"/>elif isinstance(f,int):</text:p>
        <text:p text:style-name="P21"><text:s text:c="4"/>if isinstance(c,int):</text:p>
        <text:p text:style-name="P21"><text:s text:c="6"/>ic(c,f)</text:p>
        <text:p text:style-name="P21"><text:s text:c="6"/>raise Exception</text:p>
        <text:p text:style-name="P21"><text:s text:c="4"/>if f in r.keys():</text:p>
        <text:p text:style-name="P21"><text:s text:c="6"/>if r[f] != c: return False</text:p>
        <text:p text:style-name="P21"><text:s text:c="4"/>else: r[f] = c</text:p>
        <text:p text:style-name="P21"><text:s text:c="2"/>elif c != f: return False</text:p>
        <text:p text:style-name="P21"><text:s text:c="2"/>return r</text:p>
        <text:p text:style-name="P21"/>
        <text:p text:style-name="P21">def sub(e, v):</text:p>
        <text:p text:style-name="P21"><text:s text:c="2"/>if isinstance(e,int) and e in v: return v[e]</text:p>
        <text:p text:style-name="P21"><text:s text:c="2"/>if isinstance(e,list): return [sub(i,v) for i in e]</text:p>
        <text:p text:style-name="P21"><text:s text:c="2"/>return e</text:p>
        <text:p text:style-name="P21"/>
        <text:p text:style-name="P21">def up(x, n):</text:p>
        <text:p text:style-name="P21"><text:s text:c="2"/>if isinstance(x,int): return x+n</text:p>
        <text:p text:style-name="P21"><text:s text:c="2"/>if isinstance(x,list): return [up(i,n) for i in x]</text:p>
        <text:p text:style-name="P21"><text:s text:c="2"/>return x</text:p>
        <text:p text:style-name="P21"/>
        <text:p text:style-name="P21">def maxi(e, r=0):</text:p>
        <text:p text:style-name="P21"><text:s text:c="2"/>if isinstance(e, int):</text:p>
        <text:p text:style-name="P21"><text:s text:c="4"/>if e &gt; r: return e</text:p>
        <text:p text:style-name="P21"><text:s text:c="2"/>elif isinstance(e, list):</text:p>
        <text:p text:style-name="P21"><text:s text:c="4"/>for i in e: r = maxi(i, r)</text:p>
        <text:p text:style-name="P21"><text:s text:c="2"/>return r</text:p>
        <text:p text:style-name="P21"/>
        <text:p text:style-name="P21">rules = [</text:p>
        <text:p text:style-name="P21"><text:s text:c="2"/>[[1, '=', 2], [3, '=', 1], [3, '=', 2]],</text:p>
        <text:p text:style-name="P21"><text:s text:c="2"/>[[1, '=', 1], ['N', 1]],</text:p>
        <text:p text:style-name="P21"><text:s text:c="2"/>[['S', 1], ['N', 1]],</text:p>
        <text:p text:style-name="P21"><text:s text:c="2"/>[['N', ['S', 1]], ['S', 1]],</text:p>
        <text:p text:style-name="P21">]</text:p>
        <text:p text:style-name="P21">#for c,i in enumerate(rules): rules[c]=up(i,c*10)</text:p>
        <text:p text:style-name="P21"/>
        <text:p text:style-name="P21">facts = [</text:p>
        <text:p text:style-name="P21"><text:s text:c="2"/>['N', 'x'], ['N', 'y'], ['N', 'z'],</text:p>
        <text:p text:style-name="P21"><text:s text:c="2"/>['x', '=', 'y'],</text:p>
        <text:p text:style-name="P21"><text:s text:c="2"/>['y', '=', 'z'],</text:p>
        <text:p text:style-name="P21"><text:s text:c="2"/>['N', '0'],</text:p>
        <text:p text:style-name="P21">]</text:p>
        <text:p text:style-name="P21"/>
        <text:p text:style-name="P21">pending = []</text:p>
        <text:p text:style-name="P21"/>
        <text:p text:style-name="P21">def app(rn, argns):</text:p>
        <text:p text:style-name="P21"><text:s text:c="2"/>r = rules[rn]</text:p>
        <text:p text:style-name="P21"><text:s text:c="2"/>args = [facts[i] if isinstance(i,int) else app(i[0],i[1]) for i in argns]</text:p>
        <text:p text:style-name="P21"><text:s text:c="2"/>t = {}</text:p>
        <text:p text:style-name="P21"><text:s text:c="2"/>for a,b in zip(args,r[1:]):</text:p>
        <text:p text:style-name="P21"><text:s text:c="4"/># if isinstance(b,tuple): b=app(b[0],b[1])</text:p>
        <text:p text:style-name="P21"><text:s text:c="4"/>t = collect(a,b,t)</text:p>
        <text:p text:style-name="P21"><text:s text:c="4"/>if t == False: raise Exception</text:p>
        <text:p text:style-name="P21"><text:s text:c="2"/>return sub(r[0], t)</text:p>
        <text:p text:style-name="P21"/>
        <text:p text:style-name="P21">def isC(x):</text:p>
        <text:p text:style-name="P21"><text:s text:c="2"/>if isinstance(x,int): return False</text:p>
        <text:p text:style-name="P21"><text:s text:c="2"/>if isinstance(x,list): return all(isC(i) for i in x)</text:p>
        <text:p text:style-name="P21"><text:s text:c="2"/>return True</text:p>
        <text:p text:style-name="P21"/>
        <text:p text:style-name="P21">def _prove(e):</text:p>
        <text:p text:style-name="P21"><text:s text:c="2"/>global pending</text:p>
        <text:p text:style-name="P21"><text:s text:c="2"/>if not isC(e):</text:p>
        <text:p text:style-name="P21"><text:s text:c="4"/>for c,f in enumerate(facts):</text:p>
        <text:p text:style-name="P21"><text:s text:c="6"/>if t:=collect(f,e) != False:</text:p>
        <text:p text:style-name="P21"><text:s text:c="8"/>yield c</text:p>
        <text:p text:style-name="P21"><text:s text:c="4"/>return</text:p>
        <text:p text:style-name="P21"><text:s text:c="2"/>if e in facts:</text:p>
        <text:p text:style-name="P21"><text:s text:c="4"/>yield facts.index(e)</text:p>
        <text:p text:style-name="P21"><text:s text:c="4"/>return</text:p>
        <text:p text:style-name="P21"><text:s text:c="2"/>if e in pending: return</text:p>
        <text:p text:style-name="P21"><text:s text:c="2"/>pending.append(e)</text:p>
        <text:p text:style-name="P21"><text:s text:c="2"/>for c,r in enumerate(rules):</text:p>
        <text:p text:style-name="P21"><text:s text:c="4"/>r = up(r, maxi(e))</text:p>
        <text:p text:style-name="P21"><text:s text:c="4"/>t = collect(e, r[0])</text:p>
        <text:p text:style-name="P21"><text:s text:c="4"/>if t == False: continue</text:p>
        <text:p text:style-name="P21"><text:s text:c="4"/>to_prove = sub(r[1:],t)</text:p>
        <text:p text:style-name="P21"><text:s text:c="4"/>for i in provel(to_prove):</text:p>
        <text:p text:style-name="P21"><text:s text:c="6"/>yield (c, i)</text:p>
        <text:p text:style-name="P21"/>
        <text:p text:style-name="P21">def prove(e):</text:p>
        <text:p text:style-name="P21"><text:s text:c="2"/>for i in _prove(e):</text:p>
        <text:p text:style-name="P21"><text:s text:c="4"/>if isC(e) and e not in facts: facts.append(e)</text:p>
        <text:p text:style-name="P21"><text:s text:c="4"/>if e in pending: pending.remove(e)</text:p>
        <text:p text:style-name="P21"><text:s text:c="4"/>yield i</text:p>
        <text:p text:style-name="P21"/>
        <text:p text:style-name="P21">def provel(l):</text:p>
        <text:p text:style-name="P21"><text:s text:c="2"/>if(len(l) == 0): raise Exception</text:p>
        <text:p text:style-name="P21"><text:s text:c="2"/>if(len(l) == 1):</text:p>
        <text:p text:style-name="P21"><text:s text:c="4"/>for i in prove(l[0]):</text:p>
        <text:p text:style-name="P21"><text:s text:c="6"/>yield [i]</text:p>
        <text:p text:style-name="P21"><text:s text:c="4"/>return</text:p>
        <text:p text:style-name="P21"><text:s text:c="2"/>for i in prove(l[0]):</text:p>
        <text:p text:style-name="P21"><text:s text:c="4"/>t = collect(facts[i], l[0])</text:p>
        <text:p text:style-name="P21"><text:s text:c="4"/>for j in provel(sub(l[1:], t)):</text:p>
        <text:p text:style-name="P21"><text:s text:c="6"/>yield [i]+j if isinstance(j,list) else [i,j]</text:p>
        <text:p text:style-name="P21"/>
        <text:p text:style-name="P21">def buildlang2human(n):</text:p>
        <text:p text:style-name="P21"><text:s text:c="2"/>if isinstance(n, int): return facts[n]</text:p>
        <text:p text:style-name="P21"><text:s text:c="2"/>return (rules[n[0]], '&lt;&lt;&lt;', [buildlang2human(i) for i in n[1]])</text:p>
        <text:p text:style-name="P21"/>
        <text:p text:style-name="P21">ic(p:=list(prove(['z', '=', 'x'])))</text:p>
        <text:p text:style-name="P21"># ic(p:=list(prove(['S', ['S', '0']])))</text:p>
        <text:p text:style-name="P21">for c,i in enumerate(p):</text:p>
        <text:p text:style-name="P21"><text:s text:c="2"/>print('Variant', c+1)</text:p>
        <text:p text:style-name="P21"><text:s text:c="2"/>ic(buildlang2human(i))</text:p>
        <text:p text:style-name="P21">ic(rules)</text:p>
        <text:p text:style-name="P21">ic(facts)</text:p>
        <text:p text:style-name="P21">ic(pending)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>
        <style:tab-stops>
          <style:tab-stop style:position="0.5902in"/>
        </style:tab-stops>
      </style:paragraph-properties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2:56:21.317798627</meta:creation-date>
    <dc:date>2025-05-17T00:52:43.043781096</dc:date>
    <meta:editing-duration>PT9H8M46S</meta:editing-duration>
    <meta:editing-cycles>27</meta:editing-cycles>
    <meta:generator>LibreOffice/24.8.6.2$Linux_X86_64 LibreOffice_project/480$Build-2</meta:generator>
    <meta:document-statistic meta:table-count="0" meta:image-count="0" meta:object-count="3" meta:page-count="2" meta:paragraph-count="127" meta:word-count="698" meta:character-count="4638" meta:non-whitespace-character-count="3810"/>
  </office:meta>
</office:document-meta>
</file>

<file path=Object 1/content.xml><?xml version="1.0" encoding="utf-8"?>
<math xmlns="http://www.w3.org/1998/Math/MathML" display="block">
  <semantics>
    <mrow>
      <mi>I</mi>
      <mo stretchy="false">≠</mo>
      <mi mathvariant="normal">∅</mi>
    </mrow>
    <annotation encoding="StarMath 5.0">I &lt;&gt; emptyset</annotation>
  </semantics>
</math>
</file>

<file path=Object 2/content.xml><?xml version="1.0" encoding="utf-8"?>
<math xmlns="http://www.w3.org/1998/Math/MathML" display="block">
  <semantics>
    <mrow>
      <mi>I</mi>
      <mo stretchy="false">=</mo>
      <mi mathvariant="normal">∅</mi>
    </mrow>
    <annotation encoding="StarMath 5.0">I = emptyset</annotation>
  </semantics>
</math>
</file>

<file path=Object 3/content.xml><?xml version="1.0" encoding="utf-8"?>
<math xmlns="http://www.w3.org/1998/Math/MathML" display="block">
  <semantics>
    <mi mathvariant="normal">∅</mi>
    <annotation encoding="StarMath 5.0">emptyset</annotation>
  </semantics>
</math>
</file>